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195cm" style:rel-column-width="2945*"/>
    </style:style>
    <style:style style:name="Taula1.B" style:family="table-column">
      <style:table-column-properties style:column-width="5.893cm" style:rel-column-width="3341*"/>
    </style:style>
    <style:style style:name="Taula1.C" style:family="table-column">
      <style:table-column-properties style:column-width="5.913cm" style:rel-column-width="3352*"/>
    </style:style>
    <style:style style:name="Taula1.1" style:family="table-row"/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C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32pt" fo:font-style="italic" fo:font-weight="bold" officeooo:rsid="0003d626" officeooo:paragraph-rsid="0003d626" style:font-size-asian="32pt" style:font-style-asian="italic" style:font-weight-asian="bold" style:font-size-complex="32pt" style:font-style-complex="italic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32pt" fo:font-style="italic" fo:font-weight="bold" officeooo:rsid="0003d626" officeooo:paragraph-rsid="0003d626" style:font-size-asian="32pt" style:font-style-asian="italic" style:font-weight-asian="bold" style:font-size-complex="32pt" style:font-style-complex="italic" style:font-weight-complex="bold"/>
    </style:style>
    <style:style style:name="P7" style:family="paragraph" style:parent-style-name="Standard">
      <style:text-properties fo:font-weight="bold" officeooo:paragraph-rsid="0006f476" style:font-weight-asian="bold" style:font-weight-complex="bold"/>
    </style:style>
    <style:style style:name="P8" style:family="paragraph" style:parent-style-name="Standard">
      <style:text-properties officeooo:paragraph-rsid="0006f476"/>
    </style:style>
    <style:style style:name="P9" style:family="paragraph" style:parent-style-name="Standard">
      <style:text-properties fo:font-weight="normal" officeooo:paragraph-rsid="0006f476" style:font-weight-asian="normal" style:font-weight-complex="normal"/>
    </style:style>
    <style:style style:name="P10" style:family="paragraph" style:parent-style-name="Standard">
      <style:text-properties fo:font-weight="normal" officeooo:paragraph-rsid="00079924" style:font-weight-asian="normal" style:font-weight-complex="normal"/>
    </style:style>
    <style:style style:name="P11" style:family="paragraph" style:parent-style-name="Standard">
      <style:text-properties officeooo:paragraph-rsid="0009da3e"/>
    </style:style>
    <style:style style:name="P12" style:family="paragraph" style:parent-style-name="Table_20_Contents">
      <style:paragraph-properties fo:text-align="center" style:justify-single-word="false"/>
      <style:text-properties officeooo:rsid="000a6410" officeooo:paragraph-rsid="000a6410"/>
    </style:style>
    <style:style style:name="P13" style:family="paragraph" style:parent-style-name="Table_20_Contents">
      <style:paragraph-properties fo:text-align="center" style:justify-single-word="false"/>
      <style:text-properties officeooo:rsid="000a6410" officeooo:paragraph-rsid="000bf7e9"/>
    </style:style>
    <style:style style:name="P14" style:family="paragraph" style:parent-style-name="Table_20_Contents">
      <style:text-properties officeooo:rsid="000b0102" officeooo:paragraph-rsid="000b010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0bf7e9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32pt" fo:font-style="italic" fo:font-weight="bold" officeooo:rsid="0003d626" officeooo:paragraph-rsid="0003d626" style:font-size-asian="32pt" style:font-style-asian="italic" style:font-weight-asian="bold" style:font-size-complex="32pt" style:font-style-complex="italic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officeooo:rsid="0003d626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79924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079924"/>
    </style:style>
    <style:style style:name="T7" style:family="text">
      <style:text-properties fo:language="es" fo:country="ES" officeooo:rsid="000a641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da3e" style:font-weight-asian="normal" style:font-weight-complex="normal"/>
    </style:style>
    <style:style style:name="T10" style:family="text">
      <style:text-properties officeooo:rsid="0009da3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da3e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3" text:outline-level="1"><text:bookmark text:name="yui_3_18_1_1_1757491266259_45"/>Sistemes de gestió empresarial</text:h>
      <text:p text:style-name="P18"/>
      <text:p text:style-name="P17">Tema 1</text:p>
      <text:p text:style-name="P5">Activitat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Josep Segrelles Morant</text:p>
      <text:p text:style-name="P6">2<text:span text:style-name="T2">n</text:span> DAM</text:p>
      <text:p text:style-name="P4"/>
      <text:p text:style-name="P7">1. Que és la gestió empresarial? Quins objectius te?.</text:p>
      <text:p text:style-name="P8"/>
      <text:p text:style-name="P8">La gestió empresarial és l'àrea encarregada d'administrar eficientment els recursos disponibles d'una empresa amb la meta de complir els seus objectius productius, financers i de creixement. </text:p>
      <text:p text:style-name="P8"/>
      <text:p text:style-name="P8"/>
      <text:p text:style-name="P7">2. Que entens per ERP i que gestiona en una empresa?.</text:p>
      <text:p text:style-name="P9"/>
      <text:p text:style-name="P10"><text:span text:style-name="T4">El ERP (</text:span><text:span text:style-name="T5">enterprise resource planning</text:span><text:span text:style-name="T6">) és un sistema de programari que inclou les ferramentes i procesos per fer les finances, fabricació, cadena de subministrament, vendes, de una forma més eficient i centralitzada. </text:span><text:span text:style-name="T7">Alguns dels ERP actuals soń:</text:span></text:p>
      <text:p text:style-name="P10"><text:span text:style-name="T7"/></text:p>
      <text:p text:style-name="P10"><text:span text:style-name="T7"/></text:p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12">Nom</text:p>
          </table:table-cell>
          <table:table-cell table:style-name="Taula1.A1" office:value-type="string">
            <text:p text:style-name="P12">Tecnologia</text:p>
          </table:table-cell>
          <table:table-cell table:style-name="Taula1.C1" office:value-type="string">
            <text:p text:style-name="P12">Llicensia</text:p>
          </table:table-cell>
        </table:table-row>
        <table:table-row table:style-name="Taula1.1">
          <table:table-cell table:style-name="Taula1.A2" office:value-type="string">
            <text:p text:style-name="P15"/>
          </table:table-cell>
          <table:table-cell table:style-name="Taula1.A2" office:value-type="string">
            <text:p text:style-name="P15"/>
          </table:table-cell>
          <table:table-cell table:style-name="Taula1.C2" office:value-type="string">
            <text:p text:style-name="P15"/>
          </table:table-cell>
        </table:table-row>
        <table:table-row table:style-name="Taula1.1">
          <table:table-cell table:style-name="Taula1.A2" office:value-type="string">
            <text:p text:style-name="P15"/>
          </table:table-cell>
          <table:table-cell table:style-name="Taula1.A2" office:value-type="string">
            <text:p text:style-name="P15"/>
          </table:table-cell>
          <table:table-cell table:style-name="Taula1.C2" office:value-type="string">
            <text:p text:style-name="P15"/>
          </table:table-cell>
        </table:table-row>
        <table:table-row table:style-name="Taula1.1">
          <table:table-cell table:style-name="Taula1.A2" office:value-type="string">
            <text:p text:style-name="P15"/>
          </table:table-cell>
          <table:table-cell table:style-name="Taula1.A2" office:value-type="string">
            <text:p text:style-name="P15"/>
          </table:table-cell>
          <table:table-cell table:style-name="Taula1.C2" office:value-type="string">
            <text:p text:style-name="P15"/>
          </table:table-cell>
        </table:table-row>
        <table:table-row table:style-name="Taula1.1">
          <table:table-cell table:style-name="Taula1.A2" office:value-type="string">
            <text:p text:style-name="P15"/>
          </table:table-cell>
          <table:table-cell table:style-name="Taula1.A2" office:value-type="string">
            <text:p text:style-name="P15"/>
          </table:table-cell>
          <table:table-cell table:style-name="Taula1.C2" office:value-type="string">
            <text:p text:style-name="P15"/>
          </table:table-cell>
        </table:table-row>
      </table:table>
      <text:p text:style-name="P10"><text:span text:style-name="T7"/></text:p>
      <text:p text:style-name="P10"><text:span text:style-name="T7"/></text:p>
      <text:p text:style-name="P9"/>
      <text:p text:style-name="P7">3. Que és un CRM?</text:p>
      <text:p text:style-name="P9"/>
      <text:p text:style-name="P11"><text:span text:style-name="T9">El CRM (</text:span><text:span text:style-name="Strong_20_Emphasis"><text:span text:style-name="Emphasis"><text:span text:style-name="T8">Customer Relationship Management</text:span></text:span></text:span><text:span text:style-name="Strong_20_Emphasis"><text:span text:style-name="T8"> </text:span></text:span><text:span text:style-name="Strong_20_Emphasis"><text:span text:style-name="T9">)</text:span></text:span><text:span text:style-name="Strong_20_Emphasis"><text:span text:style-name="T10"> </text:span></text:span><text:span text:style-name="T8">és una tecnologia dissenyada per a gestionar totes les interaccions i relacions d'una empresa amb els seus clients. L'objectiu principal d'un CRM és millorar les relacions comercials per a facilitar el creixement del negoci, centralitza tota la informació del client en un sol sistema, permetent als equips de vendes, màrqueting i servici al client accedir fàcilment a dades rellevants.</text:span></text:p>
      <text:p text:style-name="P7"/>
      <text:p text:style-name="P7">4. Descriu l'arquitectura de Odoo(MVC).</text:p>
      <text:p text:style-name="P7"/>
      <text:p text:style-name="P7"/>
      <text:p text:style-name="P7">5. Tenim diferents formes d’instal·lar els ERP, quines són?. Quina utilitzarem nosaltres?.</text:p>
      <text:p text:style-name="P7"/>
      <text:p text:style-name="P7"/>
      <text:p text:style-name="P7"/>
      <text:p text:style-name="P7">6. Que entenen per mòdul base? Quins components formen part del mòdul base en odoo?.</text:p>
      <text:p text:style-name="P7"/>
      <text:p text:style-name="P7"/>
      <text:p text:style-name="P7"/>
      <text:p text:style-name="Standard">7. Nomena els tipus de mòduls que podem insta·lar en general als ERP i com es relacionen.</text:p>
      <text:p text:style-name="P7"/>
      <text:p text:style-name="P7"/>
      <text:p text:style-name="P7"/>
      <text:p text:style-name="P7"><text:soft-page-break/>8. Un dels principals paràmetres d’un ERP és la localització del país, perquè?.<text:lin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3d6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eee0d1" style:writing-mode="lr-tb" draw:fill="gradient" draw:fill-gradient-name="Pastel_20_Bouquet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Pastel_20_Bouquet" draw:gradient-step-count="0"/>
    </style:style>
  </office:automatic-styles>
  <office:master-styles>
    <style:master-page style:name="Standard" style:page-layout-name="Mpm1">
      <style:header>
        <text:p text:style-name="MP1">Mòdul: Sistemes de Gestió empresarial <text:tab/><text:tab/>Curs: 2n DAM</text:p>
      </style:header>
      <style:footer>
        <text:p text:style-name="Footer"><text:span text:style-name="MT1">Pag </text:span><text:page-number text:select-page="current">4</text:page-number><text:tab/><text:tab/><text:span text:style-name="MT1">Josep Segrelles Morant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09:58:05.144365005</meta:creation-date>
    <dc:date>2025-09-10T10:42:44.021066242</dc:date>
    <meta:editing-duration>PT30M19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4" meta:paragraph-count="21" meta:word-count="244" meta:character-count="1547" meta:non-whitespace-character-count="1319"/>
  </office:meta>
</office:document-meta>
</file>